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083in" fo:text-indent="0in" style:auto-text-indent="false"/>
    </style:style>
    <style:style style:name="P3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  <style:text-properties fo:color="#ff0000" fo:padding="0in" fo:border="none"/>
    </style:style>
    <style:style style:name="P6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  <style:text-properties fo:font-variant="normal" fo:text-transform="none" fo:color="#333333" fo:letter-spacing="normal" fo:padding="0in" fo:border="none"/>
    </style:style>
    <style:style style:name="P7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9" style:family="paragraph" style:parent-style-name="Text_20_body" style:list-style-name="L2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fo:padding="0in" fo:border="none"/>
    </style:style>
    <style:style style:name="P10" style:family="paragraph" style:parent-style-name="Text_20_body" style:list-style-name="L2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11" style:family="paragraph" style:parent-style-name="Heading_20_1">
      <style:paragraph-properties fo:margin-left="0in" fo:margin-right="0in" fo:margin-top="0in" fo:margin-bottom="0in" style:contextual-spacing="false" style:line-height-at-least="0.7811in" fo:text-indent="0in" style:auto-text-indent="false" fo:padding="0in" fo:border="none"/>
    </style:style>
    <style:style style:name="P12" style:family="paragraph" style:parent-style-name="Heading_20_2">
      <style:paragraph-properties fo:margin-left="0in" fo:margin-right="0in" fo:margin-top="0.3126in" fo:margin-bottom="0in" style:contextual-spacing="false" fo:line-height="150%" fo:text-indent="0in" style:auto-text-indent="false" fo:padding="0in" fo:border="none"/>
      <style:text-properties fo:font-variant="normal" fo:text-transform="none" fo:color="#333333" fo:letter-spacing="normal" style:font-name-asian="sans-serif" style:font-size-asian="15pt" style:font-style-asian="normal" style:font-weight-asian="normal" fo:padding="0in" fo:border="none"/>
    </style:style>
    <style:style style:name="P13" style:family="paragraph" style:parent-style-name="Heading_20_2">
      <style:paragraph-properties fo:margin-left="0in" fo:margin-right="0in" fo:margin-top="0.3126in" fo:margin-bottom="0in" style:contextual-spacing="false" fo:line-height="150%" fo:text-indent="0in" style:auto-text-indent="false" fo:padding="0in" fo:border="none"/>
      <style:text-properties fo:font-variant="normal" fo:text-transform="none" fo:color="#333333" fo:letter-spacing="normal" fo:padding="0in" fo:border="none"/>
    </style:style>
    <style:style style:name="P14" style:family="paragraph" style:parent-style-name="Preformatted_20_Text">
      <style:paragraph-properties fo:margin-left="0.5917in" fo:margin-right="0.3937in" fo:margin-top="0in" fo:margin-bottom="0in" style:contextual-spacing="false" style:line-height-at-least="0.2602in" fo:text-indent="0in" style:auto-text-indent="false" fo:padding="0in" fo:border="none"/>
      <style:text-properties fo:font-variant="normal" fo:text-transform="none" fo:color="#707070" style:font-name="sans-serif" fo:font-size="10.5pt" fo:letter-spacing="normal" fo:font-style="normal" fo:font-weight="normal" fo:padding="0in" fo:border="none"/>
    </style:style>
    <style:style style:name="P15" style:family="paragraph" style:parent-style-name="Quotations">
      <style:paragraph-properties fo:margin-left="0.5917in" fo:margin-right="0.3937in" fo:margin-top="0in" fo:margin-bottom="0.1043in" style:contextual-spacing="false" style:line-height-at-least="0.2602in" fo:text-indent="0in" style:auto-text-indent="false" fo:padding="0in" fo:border="none"/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P16" style:family="paragraph" style:parent-style-name="Quotations">
      <style:paragraph-properties fo:margin-left="0.5917in" fo:margin-right="0.3937in" fo:margin-top="0in" fo:margin-bottom="0.1043in" style:contextual-spacing="false" style:line-height-at-least="0.2602in" fo:text-indent="0in" style:auto-text-indent="false" fo:padding="0in" fo:border="none"/>
    </style:style>
    <style:style style:name="T1" style:family="text">
      <style:text-properties fo:color="#3b73af" style:text-line-through-style="none" style:text-line-through-type="none" style:text-underline-style="none" style:text-blinking="false" style:font-name-asian="kulturista-web" style:font-size-asian="37.5pt" style:font-weight-asian="normal" fo:padding="0in" fo:border="none"/>
    </style:style>
    <style:style style:name="T2" style:family="text">
      <style:text-properties fo:color="#3b73af" style:text-line-through-style="none" style:text-line-through-type="none" style:font-name="kulturista-web" fo:font-size="37.5pt" style:text-underline-style="none" fo:font-weight="normal" style:text-blinking="false" fo:padding="0in" fo:border="none"/>
    </style:style>
    <style:style style:name="T3" style:family="text">
      <style:text-properties fo:color="#006633" style:text-line-through-style="none" style:text-line-through-type="none" style:text-underline-style="none" style:text-blinking="false"/>
    </style:style>
    <style:style style:name="T4" style:family="text">
      <style:text-properties fo:font-variant="normal" fo:text-transform="none" fo:color="#707070" style:font-name="Arial" fo:font-size="9pt" fo:letter-spacing="normal" fo:font-style="normal" fo:font-weight="normal" fo:padding="0in" fo:border="none"/>
    </style:style>
    <style:style style:name="T5" style:family="text">
      <style:text-properties fo:font-variant="normal" fo:text-transform="none" fo:color="#707070" style:text-line-through-style="none" style:text-line-through-type="none" style:font-name="Arial" fo:font-size="9pt" fo:letter-spacing="normal" fo:font-style="normal" style:text-underline-style="none" fo:font-weight="normal" style:text-blinking="false" fo:padding="0in" fo:border="none"/>
    </style:style>
    <style:style style:name="T6" style:family="text">
      <style:text-properties fo:font-variant="normal" fo:text-transform="none" fo:color="#333333" style:font-name="monospace" fo:font-size="10.5pt" fo:letter-spacing="normal" fo:font-style="normal" fo:font-weight="normal" fo:padding="0in" fo:border="none"/>
    </style:style>
    <style:style style:name="T7" style:family="text"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T8" style:family="text">
      <style:text-properties style:font-name="sans-serif"/>
    </style:style>
    <style:style style:name="T9" style:family="text">
      <style:text-properties style:font-name="sans-serif" fo:font-size="10.5pt" fo:font-style="normal" fo:font-weight="normal"/>
    </style:style>
    <style:style style:name="T10" style:family="text">
      <style:text-properties style:font-name="sans-serif" fo:font-size="15pt" fo:font-style="normal" fo:font-weight="normal"/>
    </style:style>
    <style:style style:name="T11" style:family="text">
      <style:text-properties style:font-name-asian="sans-serif"/>
    </style:style>
    <style:style style:name="T12" style:family="text">
      <style:text-properties style:font-name-asian="sans-serif" style:font-size-asian="10.5pt" style:font-style-asian="normal" style:font-weight-asian="normal"/>
    </style:style>
    <style:style style:name="T13" style:family="text">
      <style:text-properties style:font-name-asian="sans-serif" style:font-size-asian="15pt" style:font-style-asian="normal" style:font-weight-asian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-header">
        <text:section text:style-name="Sect1" text:name="title-heading">
          <text:h text:style-name="P11" text:outline-level="1"><text:bookmark text:name="title-text"/><text:a xlink:type="simple" xlink:href="https://conf.umlife.net/pages/viewpage.action?pageId=8716680"><text:span text:style-name="T1">使用</text:span></text:a><text:a xlink:type="simple" xlink:href="https://conf.umlife.net/pages/viewpage.action?pageId=8716680"><text:span text:style-name="T2">dd</text:span></text:a><text:a xlink:type="simple" xlink:href="https://conf.umlife.net/pages/viewpage.action?pageId=8716680"><text:span text:style-name="T1">快速迁移系统到新硬盘</text:span></text:a></text:h>
        </text:section>
      </text:section>
      <text:section text:style-name="Sect1" text:name="sidebar-container">
        <text:p text:style-name="P1"/>
      </text:section>
      <text:section text:style-name="Sect1" text:name="content">
        <text:p text:style-name="P2"/>
        <text:section text:style-name="Sect1" text:name="action-messages">
          <text:p text:style-name="P2"/>
        </text:section>
        <text:list xml:id="list5246696687101547566" text:style-name="L1">
          <text:list-item>
            <text:p text:style-name="P4"><draw:frame draw:style-name="fr1" draw:name="page-metadata-start" text:anchor-type="char" svg:width="0.0161in" draw:z-index="0"><draw:text-box fo:min-height="0.0161in"><text:p text:style-name="Text_20_body"/></draw:text-box></draw:frame><draw:frame draw:style-name="fr1" draw:name="Frame1" text:anchor-type="char" svg:width="0.0161in" draw:z-index="1"><draw:text-box fo:min-height="0.0161in"><text:p text:style-name="Text_20_body"><text:a xlink:type="simple" xlink:href="https://conf.umlife.net/pages/viewpage.action?pageId=8716680#page-metadata-end"><text:span text:style-name="T3">Skip to end of metadata</text:span></text:a></text:p></draw:text-box></draw:frame><text:span text:style-name="T4">Added by </text:span><text:a xlink:type="simple" xlink:href="https://conf.umlife.net/display/~ruitao"><text:span text:style-name="T5">Unknown User (ruitao)</text:span></text:a><text:span text:style-name="T4">, last edited by </text:span><text:a xlink:type="simple" xlink:href="https://conf.umlife.net/display/~ruitao"><text:span text:style-name="T5">Unknown User (ruitao)</text:span></text:a><text:span text:style-name="T4"> on 2013-11-07</text:span></text:p>
          </text:list-item>
        </text:list>
        <text:section text:style-name="Sect1" text:name="main-content">
          <text:p text:style-name="P5"><text:span text:style-name="T11">以下基于你的</text:span><text:span text:style-name="T8">/home</text:span><text:span text:style-name="T11">分区跟</text:span><text:span text:style-name="T8">/</text:span><text:span text:style-name="T11">分区是分离的情况，混在一起的同学请自行脑补</text:span></text:p>
          <text:h text:style-name="P12" text:outline-level="2"><text:bookmark text:name="id-使用dd快速迁移系统到新硬盘-准备"/>准备</text:h>
          <text:list xml:id="list2975380936270189960" text:style-name="L2">
            <text:list-item>
              <text:p text:style-name="P8">安装好新硬盘</text:p>
            </text:list-item>
            <text:list-item>
              <text:p text:style-name="P9"><text:span text:style-name="T12">打开</text:span><text:span text:style-name="T9">gparted</text:span><text:span text:style-name="T12">，创建分区表，新建一个跟你要迁移分区（一般是根分区）一样大小分区（或者大一点），文件系统选跟之前一样就可以</text:span></text:p>
            </text:list-item>
            <text:list-item>
              <text:p text:style-name="P9"><text:span text:style-name="T12">设置为</text:span><text:span text:style-name="T9">boot</text:span><text:span text:style-name="T12">标志（右键点击分区，可以设置）</text:span></text:p>
            </text:list-item>
            <text:list-item>
              <text:p text:style-name="P10">点击应用（工具栏里面的绿色的勾）完成分区</text:p>
            </text:list-item>
          </text:list>
          <text:h text:style-name="P12" text:outline-level="2"><text:bookmark text:name="id-使用dd快速迁移系统到新硬盘-复制分区"/>复制分区</text:h>
          <text:p text:style-name="P14">sudo dd if=/dev/sdXY of=/dev/sdXY</text:p>
          <text:p text:style-name="P6"><text:span text:style-name="T9">if</text:span><text:span text:style-name="T12">表示源分区，</text:span><text:span text:style-name="T9">of</text:span><text:span text:style-name="T12">表示要复制到的分区</text:span></text:p>
          <text:h text:style-name="P13" text:outline-level="2"><text:bookmark text:name="id-使用dd快速迁移系统到新硬盘-修改磁盘UUID"/><text:span text:style-name="T13">修改磁盘</text:span><text:span text:style-name="T10">UUID</text:span></text:h>
          <text:p text:style-name="P6"><text:span text:style-name="T12">重新进入</text:span><text:span text:style-name="T9">gparted</text:span><text:span text:style-name="T12">，右键点击分区，</text:span><text:span text:style-name="T9">New UUID</text:span><text:span text:style-name="T12">，重新生成</text:span><text:span text:style-name="T9">UUID</text:span><text:span text:style-name="T12">（</text:span><text:span text:style-name="T9">dd</text:span><text:span text:style-name="T12">会把</text:span><text:span text:style-name="T9">uuid</text:span><text:span text:style-name="T12">也复制过来）</text:span><text:span text:style-name="T9"><text:line-break/></text:span><text:span text:style-name="T12">记住分区号（</text:span><text:span text:style-name="T9">/dev/sda1</text:span><text:span text:style-name="T12">这样的），记住</text:span><text:span text:style-name="T9">uuid</text:span><text:span text:style-name="T12">，右键点击分区，点击信息，里面有</text:span><text:span text:style-name="T9">uuid</text:span></text:p>
          <text:h text:style-name="P13" text:outline-level="2"><text:bookmark text:name="id-使用dd快速迁移系统到新硬盘-重新安装GRUB"/><text:span text:style-name="T13">重新安装</text:span><text:span text:style-name="T10">GRUB</text:span></text:h>
          <text:p text:style-name="P6"><text:span text:style-name="T9">mount</text:span><text:span text:style-name="T12">你的新分区到</text:span><text:span text:style-name="T9">/mnt</text:span><text:span text:style-name="T12">（使用刚才的分区号）</text:span></text:p>
          <text:p text:style-name="P14"><text:soft-page-break/>sudo mount /dev/sdXY /mnt</text:p>
          <text:p text:style-name="P14">sudo mount --bind /dev /mnt/dev &amp;&amp; sudo mount --bind /dev/pts /mnt/dev/pts &amp;&amp; sudo mount --bind /proc /mnt/proc &amp;&amp; sudo mount --bind /sys /mnt/sys</text:p>
          <text:h text:style-name="P12" text:outline-level="2"><text:bookmark text:name="id-使用dd快速迁移系统到新硬盘-切换到新系统的环境"/>切换到新系统的环境</text:h>
          <text:p text:style-name="P15">sudo chroot /mnt</text:p>
          <text:h text:style-name="P13" text:outline-level="2"><text:bookmark text:name="id-使用dd快速迁移系统到新硬盘-安装grub"/><text:span text:style-name="T13">安装</text:span><text:span text:style-name="T10">grub</text:span></text:h>
          <text:p text:style-name="P6"><text:span text:style-name="T12">记住这里不是之前的分区号，是整个磁盘，如果你之前记的是</text:span><text:span text:style-name="T9">/dev/sda1</text:span><text:span text:style-name="T12">，那就是</text:span><text:span text:style-name="T9">/dev/sda</text:span><text:span text:style-name="T12">，如果是</text:span><text:span text:style-name="T9">/dev/sdb1</text:span><text:span text:style-name="T12">，就是</text:span><text:span text:style-name="T9">/dev/sdb</text:span><text:span text:style-name="T12">，以此类推</text:span></text:p>
          <text:p text:style-name="P16"><text:span text:style-name="Source_20_Text"><text:span text:style-name="T6">grub-install /dev/sdX<text:line-break/>grub-install --recheck /dev/sdX</text:span></text:span><text:span text:style-name="T7"><text:line-break/>update-grub</text:span></text:p>
          <text:h text:style-name="P13" text:outline-level="2"><text:bookmark text:name="id-使用dd快速迁移系统到新硬盘-修改fstab（/etc/fstab）"/><text:span text:style-name="T13">修改</text:span><text:span text:style-name="T10">fstab</text:span><text:span text:style-name="T13">（</text:span><text:span text:style-name="T10">/etc/fstab</text:span><text:span text:style-name="T13">）</text:span></text:h>
          <text:p text:style-name="P6"><text:span text:style-name="T12">把</text:span><text:span text:style-name="T9">fstab</text:span><text:span text:style-name="T12">里面的</text:span><text:span text:style-name="T9">root</text:span><text:span text:style-name="T12">分区</text:span><text:span text:style-name="T9">uuid</text:span><text:span text:style-name="T12">修改为新分区的</text:span><text:span text:style-name="T9">uuid</text:span><text:span text:style-name="T12">，比如：</text:span></text:p>
          <text:p text:style-name="P15">UUID=a7834f2f-99bc-4057-9846-c55d3bb7e355   /               ext4    errors=remount-ro 0       1</text:p>
          <text:p text:style-name="P7">其他保持不变</text:p>
          <text:h text:style-name="P12" text:outline-level="2"><text:bookmark text:name="id-使用dd快速迁移系统到新硬盘-退出"/>退出</text:h>
          <text:p text:style-name="P15">exit &amp;&amp; sudo umount /mnt/dev &amp;&amp; sudo umount /mnt/dev/pts &amp;&amp; sudo umount /mnt/proc &amp;&amp; sudo umount /mnt/sys &amp;&amp; sudo umount /mnt</text:p>
          <text:p text:style-name="P6"><text:span text:style-name="T12">重启系统，进入</text:span><text:span text:style-name="T9">BIOS</text:span><text:span text:style-name="T12">，把新硬盘设置为第一启动项，就可以进入了</text:span></text:p>
        </text:section>
        <text:p text:style-name="P3"><draw:frame draw:style-name="fr1" draw:name="page-metadata-end" text:anchor-type="char" svg:width="0.0161in" draw:z-index="2"><draw:text-box fo:min-height="0.0161in"><text:p text:style-name="Text_20_body"/></draw:text-box></draw:frame><draw:frame draw:style-name="fr1" draw:name="Frame2" text:anchor-type="char" svg:width="0.0161in" draw:z-index="3"><draw:text-box fo:min-height="0.0161in"><text:p text:style-name="Text_20_body"><text:a xlink:type="simple" xlink:href="https://conf.umlife.net/pages/viewpage.action?pageId=8716680#page-metadata-start"><text:span text:style-name="T3">Go to start of metadata</text:span></text:a></text:p></draw:text-box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5:56:13.849566098</meta:creation-date>
    <dc:date>2014-12-03T15:56:36.631395571</dc:date>
    <meta:editing-duration>P0D</meta:editing-duration>
    <meta:editing-cycles>1</meta:editing-cycles>
    <meta:document-statistic meta:table-count="0" meta:image-count="0" meta:object-count="0" meta:page-count="2" meta:paragraph-count="31" meta:word-count="483" meta:character-count="1150" meta:non-whitespace-character-count="1043"/>
    <meta:generator>LibreOffice/4.2.7.2$Linux_X86_64 LibreOffice_project/420m0$Build-2</meta:generator>
  </office:meta>
</office:document-meta>
</file>